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2" style:parent-style-name="Lijstalinea" style:family="paragraph">
      <style:text-properties fo:font-size="14pt" style:font-size-asian="14pt" style:font-size-complex="14pt" fo:language="nl" fo:country="NL"/>
    </style:style>
    <style:style style:name="P3" style:parent-style-name="Lijstalinea" style:family="paragraph">
      <style:text-properties fo:font-size="14pt" style:font-size-asian="14pt" style:font-size-complex="14pt" fo:language="en" fo:country="US"/>
    </style:style>
    <style:style style:name="P4" style:parent-style-name="Lijstalinea" style:family="paragraph">
      <style:text-properties fo:font-size="14pt" style:font-size-asian="14pt" style:font-size-complex="14pt" fo:language="nl" fo:country="NL"/>
    </style:style>
    <style:style style:name="P5" style:parent-style-name="Lijstalinea" style:family="paragraph">
      <style:text-properties fo:font-size="14pt" style:font-size-asian="14pt" style:font-size-complex="14pt" fo:language="en" fo:country="US"/>
    </style:style>
    <style:style style:name="P6" style:parent-style-name="Lijstalinea" style:family="paragraph">
      <style:text-properties fo:font-size="14pt" style:font-size-asian="14pt" style:font-size-complex="14pt"/>
    </style:style>
    <style:style style:name="P7" style:parent-style-name="Lijstalinea" style:family="paragraph"/>
    <style:style style:name="T8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" style:parent-style-name="Standaardalinea-lettertype" style:family="text">
      <style:text-properties fo:font-size="14pt" style:font-size-asian="14pt" style:font-size-complex="14pt" fo:language="en" fo:country="US"/>
    </style:style>
    <style:style style:name="T11" style:parent-style-name="Standaardalinea-lettertype" style:family="text">
      <style:text-properties fo:font-size="14pt" style:font-size-asian="14pt" style:font-size-complex="14pt" fo:language="en" fo:country="US"/>
    </style:style>
    <style:style style:name="T12" style:parent-style-name="Standaardalinea-lettertype" style:family="text">
      <style:text-properties fo:font-size="14pt" style:font-size-asian="14pt" style:font-size-complex="14pt" fo:language="en" fo:country="US"/>
    </style:style>
    <style:style style:name="P13" style:parent-style-name="Lijstalinea" style:family="paragraph"/>
    <style:style style:name="T14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" style:parent-style-name="Standaardalinea-lettertype" style:family="text">
      <style:text-properties fo:font-size="14pt" style:font-size-asian="14pt" style:font-size-complex="14pt" fo:language="en" fo:country="US"/>
    </style:style>
    <style:style style:name="T16" style:parent-style-name="Standaardalinea-lettertype" style:family="text">
      <style:text-properties fo:font-size="14pt" style:font-size-asian="14pt" style:font-size-complex="14pt" fo:language="en" fo:country="US"/>
    </style:style>
    <style:style style:name="T17" style:parent-style-name="Standaardalinea-lettertype" style:family="text">
      <style:text-properties fo:font-size="14pt" style:font-size-asian="14pt" style:font-size-complex="14pt" fo:language="en" fo:country="US"/>
    </style:style>
    <style:style style:name="T18" style:parent-style-name="Standaardalinea-lettertype" style:family="text">
      <style:text-properties fo:font-size="14pt" style:font-size-asian="14pt" style:font-size-complex="14pt" fo:language="en" fo:country="US"/>
    </style:style>
    <style:style style:name="P19" style:parent-style-name="Lijstalinea" style:family="paragraph"/>
    <style:style style:name="T20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2" style:parent-style-name="Standaardalinea-lettertype" style:family="text">
      <style:text-properties fo:font-size="14pt" style:font-size-asian="14pt" style:font-size-complex="14pt" fo:language="en" fo:country="US"/>
    </style:style>
    <style:style style:name="T23" style:parent-style-name="Standaardalinea-lettertype" style:family="text">
      <style:text-properties fo:font-size="14pt" style:font-size-asian="14pt" style:font-size-complex="14pt" fo:language="en" fo:country="US"/>
    </style:style>
    <style:style style:name="T24" style:parent-style-name="Standaardalinea-lettertype" style:family="text">
      <style:text-properties fo:font-size="14pt" style:font-size-asian="14pt" style:font-size-complex="14pt" fo:language="en" fo:country="US"/>
    </style:style>
    <style:style style:name="T25" style:parent-style-name="Standaardalinea-lettertype" style:family="text">
      <style:text-properties fo:font-size="14pt" style:font-size-asian="14pt" style:font-size-complex="14pt" fo:language="en" fo:country="US"/>
    </style:style>
    <style:style style:name="P26" style:parent-style-name="Lijstalinea" style:family="paragraph">
      <style:text-properties fo:font-size="14pt" style:font-size-asian="14pt" style:font-size-complex="14pt"/>
    </style:style>
    <style:style style:name="P27" style:parent-style-name="Lijstalinea" style:family="paragraph">
      <style:text-properties fo:font-size="14pt" style:font-size-asian="14pt" style:font-size-complex="14pt" fo:language="en" fo:country="US"/>
    </style:style>
    <style:style style:name="P28" style:parent-style-name="Lijstalinea" style:family="paragraph">
      <style:text-properties fo:font-size="14pt" style:font-size-asian="14pt" style:font-size-complex="14pt"/>
    </style:style>
    <style:style style:name="P29" style:parent-style-name="Lijstalinea" style:family="paragraph">
      <style:text-properties fo:font-size="14pt" style:font-size-asian="14pt" style:font-size-complex="14pt" fo:language="en" fo:country="US"/>
    </style:style>
    <style:style style:name="P30" style:parent-style-name="Standaard" style:family="paragraph"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31" style:parent-style-name="Lijstalinea" style:family="paragraph"/>
    <style:style style:name="T32" style:parent-style-name="Standaardalinea-lettertype" style:family="text">
      <style:text-properties fo:font-size="14pt" style:font-size-asian="14pt" style:font-size-complex="14pt" fo:language="nl" fo:country="NL"/>
    </style:style>
  </office:automatic-styles>
  <office:body>
    <office:text text:use-soft-page-breaks="true">
      <text:p text:style-name="P1">cURL – oefeningen</text:p>
      <text:list text:style-name="LFO2" text:continue-numbering="true">
        <text:list-item>
          <text:p text:style-name="P2">Alle<text:s/>publieke projecten</text:p>
          <text:list text:continue-numbering="true">
            <text:list-item>
              <text:p text:style-name="P3">curl<text:s/>-X<text:s/>GET<text:s/>https://projektwerk.ucll.be/projects.json</text:p>
            </text:list-item>
          </text:list>
        </text:list-item>
        <text:list-item>
          <text:p text:style-name="P4">Alle projecten waar ik toegang tot heb</text:p>
          <text:list text:continue-numbering="true">
            <text:list-item>
              <text:p text:style-name="P5">curl -X GET<text:s/>https://projektwerk.ucll.be/projects/?api_key=[MIJN_API_KEY]</text:p>
            </text:list-item>
          </text:list>
        </text:list-item>
        <text:list-item>
          <text:p text:style-name="P6">Werken<text:s/>met issues<text:s/>in speeltuin-project</text:p>
          <text:list text:continue-numbering="true">
            <text:list-item>
              <text:p text:style-name="P7"><text:span text:style-name="T8">Aanmaken</text:span><text:span text:style-name="T9"><text:s/>issue</text:span><text:span text:style-name="T10">:<text:s/></text:span><text:span text:style-name="T11">curl -v -H "Content-Type:application/json" -X POST --data-binary "@issue.json" https://projektwerk.ucll.be/projects/speeltuin/issues.json?k</text:span><text:span text:style-name="T12">ey=[MIJN_API_KEY]</text:span></text:p>
            </text:list-item>
            <text:list-item>
              <text:p text:style-name="P13"><text:span text:style-name="T14">Aanpassen issue</text:span><text:span text:style-name="T15">:<text:s/></text:span><text:span text:style-name="T16">curl -v -H "Content-Type:application/json" --data-binary "@new_issue.json" -X PUT https://projektwerk.ucll.be/issues/2748.json -H "X-Redmine-API-Key:<text:s/></text:span><text:span text:style-name="T17">[MIJN_API_KEY]</text:span><text:span text:style-name="T18">"</text:span></text:p>
            </text:list-item>
            <text:list-item>
              <text:p text:style-name="P19"><text:span text:style-name="T20">Verwijderen</text:span><text:span text:style-name="T21"><text:s/>issue</text:span><text:span text:style-name="T22">:<text:s/></text:span><text:span text:style-name="T23">curl -v -H "Content-Type:application/json" -X DELETE https://projektwerk.ucll.be/issues/2748.json -H "X-Redmine-API-Key:<text:s/></text:span><text:span text:style-name="T24">[MIJN_API_KEY]</text:span><text:span text:style-name="T25">"</text:span></text:p>
            </text:list-item>
          </text:list>
        </text:list-item>
        <text:list-item>
          <text:p text:style-name="P26">Issue<text:s/>verkenningsopdracht<text:s/>in eigen repository</text:p>
          <text:list text:continue-numbering="true">
            <text:list-item>
              <text:p text:style-name="P27">curl -v -H "Content-Type:application/json" --data-binary "@verkenningsopdracht.json" -X POST https://projektwerk.ucll.be/projects/soa_herst22_brecht_and_co/issues.json?key=[MIJN_API_KEY]</text:p>
            </text:list-item>
          </text:list>
        </text:list-item>
        <text:list-item>
          <text:p text:style-name="P28">Pas de status aan</text:p>
          <text:list text:continue-numbering="true">
            <text:list-item>
              <text:p text:style-name="P29">curl -v -H "Content-Type:application/json" --data-binary "@verkenning_edit.json" -X PUT https://projektwerk.ucll.be/issues/2763.json -H "X-Redmine-API-Key:<text:s/>[MIJN_API_KEY]”</text:p>
            </text:list-item>
          </text:list>
        </text:list-item>
      </text:list>
      <text:p text:style-name="P30">Swagger-ui <text:s/>- oefeningen</text:p>
      <text:list text:style-name="LFO2" text:continue-numbering="true">
        <text:list-item>
          <text:p text:style-name="P31"><text:span text:style-name="T32">CORS beschikbaar en bruikbaar door swagger-ui van de api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border="0.0416in solid #4472C4" fo:padding="0in" style:shadow="none" fo:margin-top="0.1388in" fo:margin-bottom="0in" fo:line-height="115%" fo:background-color="#4472C4"/>
      <style:text-properties fo:font-weight="bold" style:font-weight-asian="bold" style:font-weight-complex="bold" fo:text-transform="uppercase" fo:color="#FFFFFF" fo:letter-spacing="0.0104in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 fo:background-color="#DEEAF6"/>
      <style:text-properties style:font-name-asian="Times New Roman" style:font-name-complex="Times New Roman" fo:text-transform="uppercase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fo:font-weight="bold" style:font-weight-asian="bold" style:font-weight-complex="bold" fo:text-transform="uppercase" fo:color="#FFFFFF" fo:letter-spacing="0.0104in" fo:background-color="#4472C4"/>
    </style:style>
    <style:style style:name="Kop2Char" style:display-name="Kop 2 Char" style:family="text" style:parent-style-name="Standaardalinea-lettertype">
      <style:text-properties style:font-name-asian="Times New Roman" style:font-name-complex="Times New Roman" fo:text-transform="uppercase" style:font-size-complex="13pt" fo:background-color="#DEEAF6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echtdeboeck220702@gmail.com</meta:initial-creator>
    <dc:creator>Brechtdeboeck220702@gmail.com</dc:creator>
    <meta:creation-date>2022-10-12T06:44:00Z</meta:creation-date>
    <dc:date>2022-10-12T08:44:00Z</dc:date>
    <meta:template xlink:href="Normal.dotm" xlink:type="simple"/>
    <meta:editing-cycles>66</meta:editing-cycles>
    <meta:editing-duration>PT0S</meta:editing-duration>
    <meta:document-statistic meta:page-count="1" meta:paragraph-count="2" meta:word-count="194" meta:character-count="1263" meta:row-count="8" meta:non-whitespace-character-count="1071"/>
  </office:meta>
</office:document-meta>
</file>